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15%" fo:text-align="end" style:justify-single-word="false"/>
    </style:style>
    <style:style style:name="P5" style:family="paragraph" style:parent-style-name="Standard">
      <style:paragraph-properties fo:margin-top="0in" fo:margin-bottom="0in" loext:contextual-spacing="false" fo:line-height="115%"/>
      <style:text-properties fo:color="#0b5394" fo:font-size="14pt" style:font-size-asian="14pt" style:font-size-complex="14pt"/>
    </style:style>
    <style:style style:name="P6" style:family="paragraph" style:parent-style-name="Standard">
      <style:paragraph-properties fo:margin-top="0in" fo:margin-bottom="0in" loext:contextual-spacing="false" fo:line-height="115%" fo:text-align="end" style:justify-single-word="false"/>
      <style:text-properties fo:color="#0b5394" fo:font-size="14pt" style:font-size-asian="14pt" style:font-size-complex="14pt"/>
    </style:style>
    <style:style style:name="P7" style:family="paragraph" style:parent-style-name="Standard" style:master-page-name="First_20_Page">
      <style:paragraph-properties fo:margin-top="0in" fo:margin-bottom="0in" loext:contextual-spacing="false" fo:line-height="115%" style:page-number="1"/>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fo:font-size="10pt" style:font-size-asian="10pt" style:font-size-complex="10pt"/>
    </style:style>
    <style:style style:name="P10" style:family="paragraph" style:parent-style-name="Standard">
      <style:paragraph-properties fo:margin-left="0.5in" fo:margin-right="0in" fo:text-indent="0in" style:auto-text-indent="false" fo:break-before="pag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0pt" style:font-size-asian="10pt" style:font-size-complex="10pt"/>
    </style:style>
    <style:style style:name="P13" style:family="paragraph" style:parent-style-name="Standard">
      <style:paragraph-properties fo:margin-left="0in" fo:margin-right="0in" fo:text-indent="0in" style:auto-text-indent="false"/>
      <style:text-properties fo:font-weight="bold" style:font-weight-asian="bold"/>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1in" fo:margin-right="0in" fo:text-indent="0in" style:auto-text-indent="false"/>
    </style:style>
    <style:style style:name="P16" style:family="paragraph" style:parent-style-name="Standard">
      <style:paragraph-properties fo:margin-left="0.9374in" fo:margin-right="0in" fo:text-indent="0in" style:auto-text-indent="false"/>
    </style:style>
    <style:style style:name="P17" style:family="paragraph" style:parent-style-name="Standard">
      <style:paragraph-properties fo:margin-left="0.5311in" fo:margin-right="0in" fo:margin-top="0in" fo:margin-bottom="0.111in" loext:contextual-spacing="false" fo:line-height="108%" fo:text-align="start" style:justify-single-word="false" fo:keep-together="auto" fo:orphans="2" fo:widows="2" fo:text-indent="-0.5in" style:auto-text-indent="false" fo:padding="0in" fo:border="none" fo:keep-with-next="auto"/>
    </style:style>
    <style:style style:name="P18" style:family="paragraph">
      <loext:graphic-properties draw:fill="none"/>
      <style:paragraph-properties fo:text-align="start"/>
    </style:style>
    <style:style style:name="P19" style:family="paragraph">
      <loext:graphic-properties draw:fill="solid" draw:fill-color="#8296b0"/>
      <style:paragraph-properties fo:text-align="start"/>
    </style:style>
    <style:style style:name="T1" style:family="text">
      <style:text-properties fo:color="#073763" fo:font-size="24pt" style:font-size-asian="24pt" style:font-size-complex="24pt"/>
    </style:style>
    <style:style style:name="T2" style:family="text">
      <style:text-properties fo:color="#0b5394" fo:font-size="14pt" style:font-size-asian="14pt" style:font-size-complex="14pt"/>
    </style:style>
    <style:style style:name="T3" style:family="text">
      <style:text-properties fo:font-size="20pt" fo:font-weight="bold" style:font-size-asian="20pt" style:font-weight-asian="bold" style:font-size-complex="20pt"/>
    </style:style>
    <style:style style:name="T4" style:family="text">
      <style:text-properties fo:font-weight="bold" style:font-weight-asian="bold"/>
    </style:style>
    <style:style style:name="T5" style:family="text">
      <style:text-properties fo:font-size="12pt" fo:font-weight="bold" style:font-size-asian="12pt" style:font-weight-asian="bold" style:font-size-complex="12pt"/>
    </style:style>
    <style:style style:name="T6" style:family="text">
      <style:text-properties fo:font-size="10pt" style:font-size-asian="10pt" style:font-size-complex="10pt"/>
    </style:style>
    <style:style style:name="T7" style:family="text">
      <style:text-properties fo:font-size="13pt" fo:font-weight="bold" style:font-size-asian="13pt" style:font-weight-asian="bold" style:font-size-complex="13pt"/>
    </style:style>
    <style:style style:name="T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6.3646in" fo:min-width="6.1339in" fo:padding-top="0.1in" fo:padding-bottom="0.1in" fo:padding-left="0.1in" fo:padding-right="0.1in" fo:wrap-option="wrap" style:run-through="foreground"/>
    </style:style>
    <style:style style:name="gr4" style:family="graphic">
      <style:graphic-properties draw:stroke="none" svg:stroke-width="0in" draw:fill="solid" draw:fill-color="#8296b0" draw:textarea-vertical-align="middle" draw:auto-grow-height="false" draw:fit-to-size="false" style:shrink-to-fit="false" fo:min-height="3.9445in" fo:min-width="3.9366in" fo:padding-top="0.1in" fo:padding-bottom="0.1in" fo:padding-left="0.1in" fo:padding-right="0.1in" fo:wrap-option="wrap" style:run-through="foreground"/>
    </style:style>
    <style:style style:name="gr5" style:family="graphic">
      <style:graphic-properties draw:stroke="none" svg:stroke-width="0in" draw:fill="solid" draw:fill-color="#8296b0" draw:textarea-vertical-align="middle" draw:auto-grow-height="false" draw:fit-to-size="false" style:shrink-to-fit="false" fo:min-height="4.9839in" fo:min-width="4.989in" fo:padding-top="0.1in" fo:padding-bottom="0.1in" fo:padding-left="0.1in" fo:padding-right="0.1in" fo:wrap-option="wrap" style:run-through="foreground"/>
    </style:style>
    <style:style style:name="gr6" style:family="graphic">
      <style:graphic-properties draw:stroke="none" svg:stroke-width="0in" draw:fill="solid" draw:fill-color="#8296b0" draw:textarea-vertical-align="middle" draw:auto-grow-height="false" draw:fit-to-size="false" style:shrink-to-fit="false" fo:min-height="4.898in" fo:min-width="4.9035in" fo:padding-top="0.1in" fo:padding-bottom="0.1in" fo:padding-left="0.1in" fo:padding-right="0.1in" fo:wrap-option="wrap" style:run-through="foreground"/>
    </style:style>
    <style:style style:name="gr7" style:family="graphic">
      <style:graphic-properties draw:stroke="none" svg:stroke-width="0in" draw:fill="solid" draw:fill-color="#8296b0" draw:textarea-vertical-align="middle" draw:auto-grow-height="false" draw:fit-to-size="false" style:shrink-to-fit="false" fo:min-height="4.3626in" fo:min-width="4.3547in" fo:padding-top="0.1in" fo:padding-bottom="0.1in" fo:padding-left="0.1in" fo:padding-right="0.1in" fo:wrap-option="wrap" style:run-through="foreground"/>
    </style:style>
    <style:style style:name="gr8" style:family="graphic">
      <style:graphic-properties draw:stroke="none" svg:stroke-width="0in" draw:fill="solid" draw:fill-color="#8296b0" draw:textarea-vertical-align="middle" draw:auto-grow-height="false" draw:fit-to-size="false" style:shrink-to-fit="false" fo:min-height="6.1398in" fo:min-width="6.133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IREWALL POLICY</text:span></text:p>
      <text:p text:style-name="P3"><text:span text:style-name="T2">Team 00</text:span></text:p>
      <text:p text:style-name="P5"><draw:g text:anchor-type="paragraph" draw:z-index="0" draw:name="Image1" draw:style-name="gr1"><draw:g draw:style-name="gr2"><draw:custom-shape draw:name="Shape 3" draw:style-name="gr3" draw:text-style-name="P18" svg:width="6.3335in" svg:height="6.5642in" svg:x="0.1665in" svg:y="0.135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9" svg:width="4.1362in" svg:height="4.1441in" svg:x="2.3638in" svg:y="0.1354in"><text:p/><draw:enhanced-geometry draw:mirror-horizontal="false" draw:mirror-vertical="false" drawooo:sub-view-size="1781 1786" draw:text-areas="0 0 ?f0 ?f1" svg:viewBox="0 0 0 0" draw:type="ooxml-non-primitive" draw:enhanced-path="M 4 1786 L 0 1782 1776 0 1781 5 4 1786 Z N"><draw:equation draw:name="f0" draw:formula="logwidth"/><draw:equation draw:name="f1" draw:formula="logheight"/></draw:enhanced-geometry></draw:custom-shape><draw:custom-shape draw:name="Shape 5" draw:style-name="gr5" draw:text-style-name="P19" svg:width="5.1886in" svg:height="5.1835in" svg:x="1.3118in" svg:y="0.4673in"><text:p/><draw:enhanced-geometry draw:mirror-horizontal="false" draw:mirror-vertical="false" drawooo:sub-view-size="2234 2234" draw:text-areas="0 0 ?f0 ?f1" svg:viewBox="0 0 0 0" draw:type="ooxml-non-primitive" draw:enhanced-path="M 5 2234 L 0 2229 2229 0 2234 5 5 2234 Z N"><draw:equation draw:name="f0" draw:formula="logwidth"/><draw:equation draw:name="f1" draw:formula="logheight"/></draw:enhanced-geometry></draw:custom-shape><draw:custom-shape draw:name="Shape 6" draw:style-name="gr6" draw:text-style-name="P19" svg:width="5.1031in" svg:height="5.0976in" svg:x="1.3972in" svg:y="0.2957in"><text:p/><draw:enhanced-geometry draw:mirror-horizontal="false" draw:mirror-vertical="false" drawooo:sub-view-size="2197 2197" draw:text-areas="0 0 ?f0 ?f1" svg:viewBox="0 0 0 0" draw:type="ooxml-non-primitive" draw:enhanced-path="M 9 2197 L 0 2193 2188 0 2197 10 9 2197 Z N"><draw:equation draw:name="f0" draw:formula="logwidth"/><draw:equation draw:name="f1" draw:formula="logheight"/></draw:enhanced-geometry></draw:custom-shape><draw:custom-shape draw:name="Shape 7" draw:style-name="gr7" draw:text-style-name="P19" svg:width="4.5543in" svg:height="4.5622in" svg:x="1.9457in" svg:y="0.8638in"><text:p/><draw:enhanced-geometry draw:mirror-horizontal="false" draw:mirror-vertical="false" drawooo:sub-view-size="1961 1966" draw:text-areas="0 0 ?f0 ?f1" svg:viewBox="0 0 0 0" draw:type="ooxml-non-primitive" draw:enhanced-path="M 9 1966 L 0 1957 1952 0 1961 9 9 1966 Z N"><draw:equation draw:name="f0" draw:formula="logwidth"/><draw:equation draw:name="f1" draw:formula="logheight"/></draw:enhanced-geometry></draw:custom-shape><draw:custom-shape draw:name="Shape 8" draw:style-name="gr8" draw:text-style-name="P19" svg:width="6.3335in" svg:height="6.3394in" svg:x="0.1665in" svg:y="0.3606in"><text:p/><draw:enhanced-geometry draw:mirror-horizontal="false" draw:mirror-vertical="false" drawooo:sub-view-size="2727 2732" draw:text-areas="0 0 ?f0 ?f1" svg:viewBox="0 0 0 0" draw:type="ooxml-non-primitive" draw:enhanced-path="M 0 2732 L 0 2728 2722 0 2727 5 0 2732 Z N"><draw:equation draw:name="f0" draw:formula="logwidth"/><draw:equation draw:name="f1" draw:formula="logheight"/></draw:enhanced-geometry></draw:custom-shape></draw:g></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
      <text:p text:style-name="P6"/>
      <text:p text:style-name="P6"/>
      <text:p text:style-name="P4"><text:span text:style-name="T2">Security Policies</text:span></text:p>
      <text:p text:style-name="P4"><text:span text:style-name="T2">StormSurge Software</text:span></text:p>
      <text:p text:style-name="P1"><text:span text:style-name="T3">Firewall Policy</text:span></text:p>
      <text:p text:style-name="Standard"><text:span text:style-name="T5">Application Filter</text:span></text:p>
      <text:p text:style-name="P8"><text:span text:style-name="T5">1. Overview</text:span></text:p>
      <text:p text:style-name="P11"><text:span text:style-name="T6">Our overall objective is to keep our employees secure when using our services. This can be a difficult task as there are many different methods of attack a mal-intended individual can use to gain access to data in which is not intended to be seen by the public.</text:span></text:p>
      <text:p text:style-name="P14"><text:span text:style-name="T5">2. Purpose</text:span><text:span text:style-name="T6"> </text:span></text:p>
      <text:p text:style-name="P11"><text:span text:style-name="T6">Instituting a firewall policy is essential as in the case that an employee accidentally clicks a malignant link or be convinced to navigate to a page that they should not be accessing. This is a severe problem as in the event an employee navigates to a page with a keylogger or other such malware in it this could impact the entire corporation. This impact could bring about a class-action lawsuit or severe reputable damage. </text:span></text:p>
      <text:p text:style-name="P14"><text:span text:style-name="T7">3. Scope</text:span></text:p>
      <text:p text:style-name="P11"><text:span text:style-name="T6">This policy includes the allowance and denial of many network protocols and services that are extremely critical or dangerous to everyday workflow. </text:span></text:p>
      <text:p text:style-name="P11"><text:span text:style-name="T4">The allowed services are as follows:</text:span></text:p>
      <text:p text:style-name="P14"><text:span text:style-name="T6">3.1 DNS</text:span></text:p>
      <text:p text:style-name="P15"><text:span text:style-name="T6">3.1.1 <text:s/>This service is used to translate domain names (I.E google.com) to IP addresses. DNS is incredibly important to secure as if this service is tampered with, a simple google search could mean a devastating attack or breach on the company.</text:span></text:p>
      <text:p text:style-name="P8"><text:span text:style-name="T6">3.2 NTP</text:span></text:p>
      <text:p text:style-name="P15"><text:span text:style-name="T6">3.2.1 This protocol is used to synchronize all clocks so any encrypted transaction is not blocked because of the time difference. </text:span></text:p>
      <text:p text:style-name="P8"><text:span text:style-name="T6">3.3 ICMP</text:span></text:p>
      <text:p text:style-name="P15"><text:span text:style-name="T6">3.3.1 This protocol is used to test the connectivity between two computers. This can be extremely beneficial in configuration as if a host is not responding as expected or at all, ICMP can be used to verify a host is online and active on a specific location. </text:span></text:p>
      <text:p text:style-name="P8"><text:span text:style-name="T6">3.4 SSL </text:span></text:p>
      <text:p text:style-name="P15"><text:span text:style-name="T6">3.4.1 This protocol establishes a secure encrypted link between two hosts. Normally a client and server. This link could for email, websites or FTP servers.</text:span></text:p>
      <text:p text:style-name="P8"><text:span text:style-name="T6">3.5 General Internet </text:span></text:p>
      <text:p text:style-name="P15"><text:span text:style-name="T6">3.5.1 This allowance provides the ability to access the open internet. </text:span></text:p>
      <text:p text:style-name="P8"><text:soft-page-break/><text:span text:style-name="T6">3.6 MS-Update</text:span></text:p>
      <text:p text:style-name="P15"><text:span text:style-name="T6">3.6.1 This allowance provides the ability to download Microsoft and Windows updates.</text:span></text:p>
      <text:p text:style-name="P9"/>
      <text:p text:style-name="P10"><text:span text:style-name="T6">3.7 Apt-get</text:span></text:p>
      <text:p text:style-name="P15"><text:span text:style-name="T6">3.7.1 This allowance provides the apt-get repositories on debian systems to update and install new applications.. </text:span></text:p>
      <text:p text:style-name="P8"><text:span text:style-name="T6">3.8 Yum </text:span></text:p>
      <text:p text:style-name="P15"><text:span text:style-name="T6">3.8.1 This package manager is used on RHEL like operating systems to update and install applications and services.</text:span></text:p>
      <text:p text:style-name="P11"><text:span text:style-name="T6"><text:tab/>3.9 Kaspersky/Kaspersky Netagent </text:span></text:p>
      <text:p text:style-name="P15"><text:span text:style-name="T6">3.9.1 This allowance will allow Kaspersky Signature and Application updates in addition to access to the Kaspersky website.</text:span></text:p>
      <text:p text:style-name="P11"><text:span text:style-name="T6"><text:tab/>3.10 Git/Github</text:span></text:p>
      <text:p text:style-name="P15"><text:span text:style-name="T6">3.10.1 Git is a Version Control System (VCS) that can track the additions and subtractions to projects and files. Github is a resource to store Git repositories for use with multiple individuals or on multiple locations. </text:span></text:p>
      <text:p text:style-name="P12"/>
      <text:p text:style-name="P11"><text:span text:style-name="T4">All other services and protocols will be implicitly blocked.</text:span></text:p>
      <text:p text:style-name="P13"/>
      <text:p text:style-name="P11"><text:span text:style-name="T4">Additional Network Security Measures:</text:span></text:p>
      <text:p text:style-name="P11"><text:span text:style-name="T4"><text:tab/></text:span><text:span text:style-name="T6">3.11 Wildfire</text:span></text:p>
      <text:p text:style-name="P15"><text:span text:style-name="T6">3.11.1 Wildfire takes most files that are passed into the network and passes them to the Wildfire cloud to be analyzed for suspicious or malicious activity. These test results will be sent back to the network to either accept the file into the network or block it entirely. </text:span></text:p>
      <text:p text:style-name="P11"><text:span text:style-name="T6"><text:tab/>3.12 SSL Splicing</text:span></text:p>
      <text:p text:style-name="P11"><text:span text:style-name="T6"><text:tab/><text:tab/>3.12.1 SSL Splicing allows encrypted traffic in the network to be decrypted and investigated.</text:span></text:p>
      <text:p text:style-name="P11"><text:span text:style-name="T6"><text:tab/>3.13 Antivirus </text:span></text:p>
      <text:p text:style-name="P15"><text:span text:style-name="T6">3.13.1 A network antivirus piggybacks on SSL Splicing in the sense that it will investigate any traffic in the network for any malicious or suspicious activity.</text:span></text:p>
      <text:p text:style-name="P11"><text:span text:style-name="T6"><text:tab/>3.14 Antispyware</text:span></text:p>
      <text:p text:style-name="P16"><text:span text:style-name="T6">3.14.1 Network antispyware will investigate all network traffic to ensure that no spyware is active or trying to gain access</text:span></text:p>
      <text:p text:style-name="P11"><text:span text:style-name="T6"><text:tab/>3.15 File Blocking</text:span></text:p>
      <text:p text:style-name="P15"><text:span text:style-name="T6">3.15.1 Blocking certain types of files within the network will limit the possibility of a malicious or otherwise unnecessary file being downloaded.</text:span></text:p>
      <text:p text:style-name="P11"><text:span text:style-name="T6"><text:tab/></text:span></text:p>
      <text:p text:style-name="P10"><text:span text:style-name="T6">3.16 Zone Protection</text:span></text:p>
      <text:p text:style-name="P15"><text:span text:style-name="T6">3.16.1 Zone protection will block against network intelligence reconnaissance, malformed packets, SYN Floods and mismatched TCP packets. All of which can introduce problems or possible vulnerability.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49" meta:word-count="620" meta:character-count="3843" meta:non-whitespace-character-count="3245"/>
    <meta:generator>LibreOfficeDev/6.0.5.2$Linux_X86_64 LibreOffice_project/</meta:generator>
  </office:meta>
</office:document-meta>
</file>